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3000000C2150735C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.698in" svg:height="2.0209in" draw:z-index="0"><draw:image xlink:href="Pictures/1000000000000103000000C2150735C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47:33.095000000</meta:creation-date>
    <dc:date>2015-05-14T21:47:44.780000000</dc:date>
    <meta:editing-duration>PT1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1.2$Windows_x86 LibreOffice_project/958349dc3b25111dbca392fbc281a05559ef6848</meta:generator>
  </office:meta>
</office:document-meta>
</file>